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font-name="Liberation Sans1" fo:font-size="28pt" fo:font-weight="bold" officeooo:rsid="000a2b13" officeooo:paragraph-rsid="001c8418" style:font-name-asian="Noto Sans CJK SC" style:font-size-asian="28pt" style:font-weight-asian="bold" style:font-name-complex="Lohit Devanagari" style:font-size-complex="28pt" style:font-weight-complex="bold"/>
    </style:style>
    <style:style style:name="P2" style:family="paragraph" style:parent-style-name="Text_20_body">
      <style:text-properties style:font-name="Liberation Sans1" officeooo:rsid="00089cf3" officeooo:paragraph-rsid="0016ff88"/>
    </style:style>
    <style:style style:name="P3" style:family="paragraph" style:parent-style-name="Text_20_body" style:list-style-name="L1">
      <style:text-properties style:font-name="Liberation Sans1" officeooo:rsid="00089cf3" officeooo:paragraph-rsid="0016ff88"/>
    </style:style>
    <style:style style:name="P4" style:family="paragraph" style:parent-style-name="Text_20_body" style:list-style-name="L1">
      <style:text-properties style:font-name="Liberation Sans1" officeooo:rsid="00089cf3" officeooo:paragraph-rsid="001c8418"/>
    </style:style>
    <style:style style:name="P5" style:family="paragraph" style:parent-style-name="Text_20_body" style:list-style-name="L1">
      <style:text-properties style:font-name="Liberation Sans1" officeooo:rsid="00089cf3" officeooo:paragraph-rsid="001977a9"/>
    </style:style>
    <style:style style:name="P6" style:family="paragraph" style:parent-style-name="Text_20_body" style:list-style-name="L1">
      <style:text-properties style:font-name="Liberation Sans1" officeooo:paragraph-rsid="00233e3b"/>
    </style:style>
    <style:style style:name="P7" style:family="paragraph" style:parent-style-name="Text_20_body" style:list-style-name="L1">
      <style:text-properties style:font-name="Liberation Sans1" officeooo:rsid="001da524" officeooo:paragraph-rsid="001da524"/>
    </style:style>
    <style:style style:name="P8" style:family="paragraph" style:parent-style-name="Text_20_body" style:list-style-name="L1">
      <style:text-properties style:font-name="Liberation Sans1" officeooo:rsid="000a2b13" officeooo:paragraph-rsid="001da524"/>
    </style:style>
    <style:style style:name="P9" style:family="paragraph" style:parent-style-name="Text_20_body" style:list-style-name="L2">
      <style:text-properties style:font-name="Liberation Sans1" officeooo:paragraph-rsid="001ef384"/>
    </style:style>
    <style:style style:name="P10" style:family="paragraph" style:parent-style-name="Text_20_body" style:list-style-name="L2">
      <style:text-properties style:font-name="Liberation Sans1" officeooo:paragraph-rsid="001f109f"/>
    </style:style>
    <style:style style:name="P11" style:family="paragraph" style:parent-style-name="Text_20_body" style:list-style-name="L2">
      <style:text-properties style:font-name="Liberation Sans1" officeooo:rsid="000a44cf" officeooo:paragraph-rsid="001f980b"/>
    </style:style>
    <style:style style:name="P12" style:family="paragraph" style:parent-style-name="Text_20_body" style:list-style-name="L3">
      <style:text-properties style:font-name="Liberation Sans1" officeooo:rsid="001f980b" officeooo:paragraph-rsid="001f980b"/>
    </style:style>
    <style:style style:name="P13" style:family="paragraph" style:parent-style-name="Text_20_body" style:list-style-name="L3">
      <style:text-properties style:font-name="Liberation Sans1" officeooo:rsid="0011dafe" officeooo:paragraph-rsid="001f980b"/>
    </style:style>
    <style:style style:name="P14" style:family="paragraph" style:parent-style-name="Text_20_body" style:list-style-name="L4">
      <style:text-properties style:font-name="Liberation Sans1" officeooo:rsid="000c784a" officeooo:paragraph-rsid="001f980b"/>
    </style:style>
    <style:style style:name="P15" style:family="paragraph" style:parent-style-name="Text_20_body" style:list-style-name="L1">
      <style:text-properties style:font-name="Liberation Sans1" style:text-underline-style="none" officeooo:rsid="00232b8c" officeooo:paragraph-rsid="00232b8c"/>
    </style:style>
    <style:style style:name="P16" style:family="paragraph" style:parent-style-name="Text_20_body" style:list-style-name="L4">
      <style:text-properties officeooo:rsid="000fc3e3" officeooo:paragraph-rsid="0021263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82bad"/>
    </style:style>
    <style:style style:name="T3" style:family="text">
      <style:text-properties style:text-underline-style="solid" style:text-underline-width="auto" style:text-underline-color="font-color" officeooo:rsid="00089cf3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82bad"/>
    </style:style>
    <style:style style:name="T6" style:family="text">
      <style:text-properties officeooo:rsid="001a3b27"/>
    </style:style>
    <style:style style:name="T7" style:family="text">
      <style:text-properties officeooo:rsid="001c114f"/>
    </style:style>
    <style:style style:name="T8" style:family="text">
      <style:text-properties style:font-name="Liberation Sans1" officeooo:rsid="000c784a"/>
    </style:style>
    <style:style style:name="T9" style:family="text">
      <style:text-properties style:font-name="Liberation Sans1" officeooo:rsid="00118032"/>
    </style:style>
    <style:style style:name="T10" style:family="text">
      <style:text-properties officeooo:rsid="00089cf3"/>
    </style:style>
    <style:style style:name="T11" style:family="text">
      <style:text-properties officeooo:rsid="000a2b13"/>
    </style:style>
    <style:style style:name="T12" style:family="text">
      <style:text-properties officeooo:rsid="001c8418"/>
    </style:style>
    <style:style style:name="T13" style:family="text">
      <style:text-properties officeooo:rsid="001da524"/>
    </style:style>
    <style:style style:name="T14" style:family="text">
      <style:text-properties officeooo:rsid="000c4ca3"/>
    </style:style>
    <style:style style:name="T15" style:family="text">
      <style:text-properties officeooo:rsid="000acd59"/>
    </style:style>
    <style:style style:name="T16" style:family="text">
      <style:text-properties officeooo:rsid="000a5272"/>
    </style:style>
    <style:style style:name="T17" style:family="text">
      <style:text-properties officeooo:rsid="00233e3b"/>
    </style:style>
    <style:style style:name="T18" style:family="text">
      <style:text-properties officeooo:rsid="00240d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té : jeu de cartes</text:p>
      <text:p text:style-name="P2"/>
      <text:list xml:id="list3999193299" text:style-name="L1">
        <text:list-item>
          <text:p text:style-name="P3"><text:span text:style-name="T1">Durée</text:span> : <text:span text:style-name="T6">30/</text:span><text:span text:style-name="T18">40</text:span><text:span text:style-name="T6"> minutes</text:span></text:p>
        </text:list-item>
        <text:list-item>
          <text:p text:style-name="P3"><text:span text:style-name="T1">Niveau</text:span> : <text:span text:style-name="T7">cinquième</text:span></text:p>
        </text:list-item>
        <text:list-item>
          <text:p text:style-name="P6"><text:span text:style-name="T3">Pré-requis</text:span><text:span text:style-name="T10"> : </text:span><text:span text:style-name="T7">définition </text:span><text:span text:style-name="T17">des </text:span><text:span text:style-name="T7">nombres relatifs.</text:span></text:p>
        </text:list-item>
        <text:list-item>
          <text:p text:style-name="P4"><text:span text:style-name="T1">Objectifs</text:span> : <text:span text:style-name="T11">Introduire l’</text:span><text:span text:style-name="T12">addition</text:span><text:span text:style-name="T11"> sur les nombres relatifs.</text:span></text:p>
        </text:list-item>
        <text:list-item>
          <text:p text:style-name="P3"><text:span text:style-name="T1">Modalités</text:span> :</text:p>
          <text:list>
            <text:list-item>
              <text:p text:style-name="P7">Nécessite 6 à 8 jeu de cartes 54 cartes. Seules les cartes numérotées seront utilisées.</text:p>
            </text:list-item>
            <text:list-item>
              <text:p text:style-name="P8">Les élèves sont en paires. <text:span text:style-name="T13">Chaque duo a 20 cartes, 10 rouges et 10 noires (de 1 à 10).</text:span></text:p>
            </text:list-item>
          </text:list>
        </text:list-item>
        <text:list-item>
          <text:p text:style-name="P3"><text:span text:style-name="T1">Contenu</text:span> :</text:p>
        </text:list-item>
      </text:list>
      <text:list xml:id="list2976795968" text:style-name="L2">
        <text:list-item>
          <text:list>
            <text:list-item>
              <text:p text:style-name="P9"><text:span text:style-name="T14">P</text:span><text:span text:style-name="T11">résentation de l’activité au élèves. </text:span><text:span text:style-name="T15">Un exemple est fait au tableau, avec 2 cartes.</text:span></text:p>
            </text:list-item>
            <text:list-item>
              <text:p text:style-name="P10"><text:span text:style-name="T14">O</text:span><text:span text:style-name="T11">rganisation en paires. Les cartes sont distribuées.</text:span></text:p>
            </text:list-item>
            <text:list-item>
              <text:p text:style-name="P11">Chaque élève du binôme tire 3 cartes. Les cartes noires comptent en positif, les rouges en négatif.<text:line-break/>Le but est d’écrire le plus rapidement possible <text:span text:style-name="T16">(plus vite que l’autre joueur) :</text:span></text:p>
            </text:list-item>
          </text:list>
        </text:list-item>
      </text:list>
      <text:list xml:id="list3917495701" text:style-name="L3">
        <text:list-item>
          <text:list>
            <text:list-item>
              <text:list>
                <text:list-item>
                  <text:p text:style-name="P12">Les valeurs des 3 cartes tirées.</text:p>
                </text:list-item>
                <text:list-item>
                  <text:p text:style-name="P12">Leur somme.</text:p>
                </text:list-item>
              </text:list>
              <text:p text:style-name="P13">L’autre joueur doit vérifier le résultat.<text:line-break/>Au bout de 5/10 minutes, on passe à quatre, et éventuellement cinq cartes chacun.</text:p>
            </text:list-item>
          </text:list>
        </text:list-item>
      </text:list>
      <text:list xml:id="list2381202815" text:style-name="L4">
        <text:list-item>
          <text:list>
            <text:list-item>
              <text:p text:style-name="P14">Au bout de 15 minutes, on arrête l’activité, et les cartes sont récupérées.</text:p>
            </text:list-item>
            <text:list-item>
              <text:p text:style-name="P16"><text:span text:style-name="T8">La trace est produite durant l’activité. Il est néanmoins possible de faire quelques exemples </text:span><text:span text:style-name="T9">en tant que correction.</text:span></text:p>
            </text:list-item>
          </text:list>
        </text:list-item>
      </text:list>
      <text:list xml:id="list193606776207334" text:continue-list="list3999193299" text:style-name="L1">
        <text:list-item>
          <text:p text:style-name="P5"><text:span text:style-name="T1">Problèmes anticipés/</text:span><text:span text:style-name="T2">Autres idées</text:span><text:span text:style-name="T5"> :</text:span></text:p>
          <text:list>
            <text:list-item>
              <text:p text:style-name="P7"><text:soft-page-break/><text:span text:style-name="T5">L</text:span><text:span text:style-name="T4">e niveau dans un duo peut être inégal, menant à une frustration de l’élève en difficulté.</text:span></text:p>
            </text:list-item>
            <text:list-item>
              <text:p text:style-name="P15">Un élève peut manquer de procédure adaptée à la situation, ou ne pas réussir à en trouver une. L’organisation en binôme a pour but d’atténuer ce problème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4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4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6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0T18:22:58.268782866</meta:creation-date>
    <dc:date>2022-05-18T19:36:06.245584448</dc:date>
    <meta:editing-duration>PT12M18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2" meta:paragraph-count="20" meta:word-count="241" meta:character-count="1336" meta:non-whitespace-character-count="1134"/>
  </office:meta>
</office:document-meta>
</file>